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IBM Plex Sans Devanagari" svg:font-family="'IBM Plex Sans Devanagari'" style:font-family-generic="swiss"/>
    <style:font-face style:name="IBM Plex Sans Devanagari1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1.1556in"/>
    </style:style>
    <style:style style:name="Table1.B" style:family="table-column">
      <style:table-column-properties style:column-width="0.5833in"/>
    </style:style>
    <style:style style:name="Table1.C" style:family="table-column">
      <style:table-column-properties style:column-width="0.8806in"/>
    </style:style>
    <style:style style:name="Table1.D" style:family="table-column">
      <style:table-column-properties style:column-width="4.303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5" style:family="table-row">
      <style:table-row-properties style:min-row-height="0.2542in"/>
    </style:style>
    <style:style style:name="Table2" style:family="table">
      <style:table-properties style:width="6.9222in" table:align="left"/>
    </style:style>
    <style:style style:name="Table2.A" style:family="table-column">
      <style:table-column-properties style:column-width="0.7292in"/>
    </style:style>
    <style:style style:name="Table2.B" style:family="table-column">
      <style:table-column-properties style:column-width="1.4986in"/>
    </style:style>
    <style:style style:name="Table2.C" style:family="table-column">
      <style:table-column-properties style:column-width="1.2333in"/>
    </style:style>
    <style:style style:name="Table2.D" style:family="table-column">
      <style:table-column-properties style:column-width="0.8653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G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G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be840" officeooo:paragraph-rsid="000be840"/>
    </style:style>
    <style:style style:name="P2" style:family="paragraph" style:parent-style-name="Standard">
      <style:text-properties officeooo:rsid="0017bf36" officeooo:paragraph-rsid="0017bf36"/>
    </style:style>
    <style:style style:name="P3" style:family="paragraph" style:parent-style-name="Standard">
      <style:text-properties officeooo:rsid="000effd1" officeooo:paragraph-rsid="0010b355"/>
    </style:style>
    <style:style style:name="P4" style:family="paragraph" style:parent-style-name="Standard">
      <style:text-properties officeooo:rsid="000da0ed" officeooo:paragraph-rsid="000da0e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be840" officeooo:paragraph-rsid="000be84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197aaf" officeooo:paragraph-rsid="001d46b4"/>
    </style:style>
    <style:style style:name="P7" style:family="paragraph" style:parent-style-name="Table_20_Contents">
      <style:paragraph-properties fo:text-align="center" style:justify-single-word="false"/>
      <style:text-properties officeooo:rsid="000be840" officeooo:paragraph-rsid="000be840"/>
    </style:style>
    <style:style style:name="P8" style:family="paragraph" style:parent-style-name="Table_20_Contents">
      <style:paragraph-properties fo:text-align="center" style:justify-single-word="false"/>
      <style:text-properties officeooo:rsid="000be840" officeooo:paragraph-rsid="001d46b4"/>
    </style:style>
    <style:style style:name="P9" style:family="paragraph" style:parent-style-name="Table_20_Contents">
      <style:paragraph-properties fo:text-align="center" style:justify-single-word="false"/>
      <style:text-properties officeooo:rsid="001d46b4" officeooo:paragraph-rsid="001d46b4"/>
    </style:style>
    <style:style style:name="P10" style:family="paragraph" style:parent-style-name="Table_20_Contents">
      <style:paragraph-properties fo:text-align="center" style:justify-single-word="false"/>
      <style:text-properties officeooo:rsid="00185d0a" officeooo:paragraph-rsid="001d46b4"/>
    </style:style>
    <style:style style:name="P11" style:family="paragraph" style:parent-style-name="Standard">
      <style:text-properties officeooo:rsid="00103adf" officeooo:paragraph-rsid="00103adf"/>
    </style:style>
    <style:style style:name="P12" style:family="paragraph" style:parent-style-name="Standard">
      <style:text-properties officeooo:rsid="0020d040" officeooo:paragraph-rsid="0020d040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20d040" officeooo:paragraph-rsid="0020d040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rsid="0020d040" officeooo:paragraph-rsid="0020d040"/>
    </style:style>
    <style:style style:name="P15" style:family="paragraph" style:parent-style-name="Table_20_Contents">
      <style:paragraph-properties fo:text-align="start" style:justify-single-word="false"/>
      <style:text-properties officeooo:rsid="0020d040" officeooo:paragraph-rsid="0020d040"/>
    </style:style>
    <style:style style:name="P16" style:family="paragraph" style:parent-style-name="Table_20_Contents">
      <style:paragraph-properties fo:text-align="start" style:justify-single-word="false"/>
      <style:text-properties officeooo:rsid="00219804" officeooo:paragraph-rsid="00219804"/>
    </style:style>
    <style:style style:name="P17" style:family="paragraph" style:parent-style-name="Standard">
      <style:text-properties officeooo:rsid="00103adf" officeooo:paragraph-rsid="0020d040"/>
    </style:style>
    <style:style style:name="P18" style:family="paragraph" style:parent-style-name="Standard">
      <style:text-properties officeooo:rsid="0023af3c" officeooo:paragraph-rsid="0023af3c"/>
    </style:style>
    <style:style style:name="T1" style:family="text">
      <style:text-properties officeooo:rsid="0017bf36"/>
    </style:style>
    <style:style style:name="T2" style:family="text">
      <style:text-properties officeooo:rsid="0021a11f"/>
    </style:style>
    <style:style style:name="T3" style:family="text">
      <style:text-properties officeooo:rsid="00141f4b"/>
    </style:style>
    <style:style style:name="T4" style:family="text">
      <style:text-properties officeooo:rsid="00124e80"/>
    </style:style>
    <style:style style:name="T5" style:family="text">
      <style:text-properties officeooo:rsid="001d46b4"/>
    </style:style>
    <style:style style:name="T6" style:family="text">
      <style:text-properties officeooo:rsid="001eae17"/>
    </style:style>
    <style:style style:name="T7" style:family="text">
      <style:text-properties fo:font-weight="bold" officeooo:rsid="001f0340" style:font-weight-asian="bold" style:font-weight-complex="bold"/>
    </style:style>
    <style:style style:name="T8" style:family="text">
      <style:text-properties officeooo:rsid="00221d84"/>
    </style:style>
    <style:style style:name="T9" style:family="text">
      <style:text-properties officeooo:rsid="002198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B8 <text:span text:style-name="T1">Outline</text:span></text:p>
      <text:p text:style-name="P2">Dante Morelli, <text:span text:style-name="T2">12/04</text:span>/25</text:p>
      <text:p text:style-name="P1"/>
      <text:p text:style-name="P1">16-bit<text:tab/><text:span text:style-name="T3">External </text:span>Address Bus</text:p>
      <text:p text:style-name="P1">8-bit<text:tab/><text:span text:style-name="T3">External </text:span>Data Bus</text:p>
      <text:p text:style-name="P3">6-bit<text:tab/>Transport Address Bus</text:p>
      <text:p text:style-name="P1">8-bit<text:tab/>Transport <text:span text:style-name="T4">Data </text:span>Bus</text:p>
      <text:p text:style-name="P1"/>
      <text:p text:style-name="P4">Load instructions pull data from transport bus or immediate into buffer.</text:p>
      <text:p text:style-name="P4">Store instructions push data from buffer onto transport bus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bit</text:p>
          </table:table-cell>
          <table:table-cell table:style-name="Table1.A1" office:value-type="string">
            <text:p text:style-name="P5">7</text:p>
          </table:table-cell>
          <table:table-cell table:style-name="Table1.A1" office:value-type="string">
            <text:p text:style-name="P5">6</text:p>
          </table:table-cell>
          <table:table-cell table:style-name="Table1.D1" office:value-type="string">
            <text:p text:style-name="P5"><text:span text:style-name="T5">5</text:span>..0</text:p>
          </table:table-cell>
        </table:table-row>
        <table:table-row>
          <table:table-cell table:style-name="Table1.A2" office:value-type="string">
            <text:p text:style-name="P6">ld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D2" office:value-type="string">
            <text:p text:style-name="P8">source</text:p>
          </table:table-cell>
        </table:table-row>
        <table:table-row>
          <table:table-cell table:style-name="Table1.A2" office:value-type="string">
            <text:p text:style-name="P6">ldi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9">1</text:p>
          </table:table-cell>
          <table:table-cell table:style-name="Table1.D2" office:value-type="string">
            <text:p text:style-name="P8">immediate</text:p>
          </table:table-cell>
        </table:table-row>
        <table:table-row>
          <table:table-cell table:style-name="Table1.A2" office:value-type="string">
            <text:p text:style-name="P10">st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0</text:p>
          </table:table-cell>
          <table:table-cell table:style-name="Table1.D2" office:value-type="string">
            <text:p text:style-name="P8">destination</text:p>
          </table:table-cell>
        </table:table-row>
        <table:table-row table:style-name="Table1.5">
          <table:table-cell table:style-name="Table1.A2" office:value-type="string">
            <text:p text:style-name="P10">st<text:span text:style-name="T6">c</text:span>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7">1</text:p>
          </table:table-cell>
          <table:table-cell table:style-name="Table1.D2" office:value-type="string">
            <text:p text:style-name="P8">destination</text:p>
          </table:table-cell>
        </table:table-row>
      </table:table>
      <text:p text:style-name="P1"/>
      <text:p text:style-name="P11">ld:<text:tab/>Load data from source location into transport buffer</text:p>
      <text:p text:style-name="P11">ldi:<text:tab/>Load data from 6-bit immediate into transport buffer</text:p>
      <text:p text:style-name="P11">st:<text:tab/>Store data from transport buffer into destination location</text:p>
      <text:p text:style-name="P11">st<text:span text:style-name="T6">c</text:span>:<text:tab/>Store data from transport buffer into destination location <text:span text:style-name="T7">if</text:span> ALU <text:span text:style-name="T6">comparator is true</text:span></text:p>
      <text:p text:style-name="P11"/>
      <text:p text:style-name="P12">Control Regist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4"/>
        <table:table-row>
          <table:table-cell table:style-name="Table2.A1" office:value-type="string">
            <text:p text:style-name="P13">type</text:p>
          </table:table-cell>
          <table:table-cell table:style-name="Table2.A1" office:value-type="string">
            <text:p text:style-name="P13">7..6</text:p>
          </table:table-cell>
          <table:table-cell table:style-name="Table2.A1" office:value-type="string">
            <text:p text:style-name="P13">5..4</text:p>
          </table:table-cell>
          <table:table-cell table:style-name="Table2.A1" office:value-type="string">
            <text:p text:style-name="P13">3</text:p>
          </table:table-cell>
          <table:table-cell table:style-name="Table2.A1" office:value-type="string">
            <text:p text:style-name="P13">2</text:p>
          </table:table-cell>
          <table:table-cell table:style-name="Table2.A1" office:value-type="string">
            <text:p text:style-name="P13">1</text:p>
          </table:table-cell>
          <table:table-cell table:style-name="Table2.G1" office:value-type="string">
            <text:p text:style-name="P13">0</text:p>
          </table:table-cell>
        </table:table-row>
        <table:table-row>
          <table:table-cell table:style-name="Table2.A2" office:value-type="string">
            <text:p text:style-name="P14">ALU</text:p>
          </table:table-cell>
          <table:table-cell table:style-name="Table2.A2" office:value-type="string">
            <text:p text:style-name="P15">Comparator Control</text:p>
            <text:p text:style-name="P16">00: =</text:p>
            <text:p text:style-name="P16">01: &gt;</text:p>
            <text:p text:style-name="P16">10: &lt;</text:p>
            <text:p text:style-name="P16">11: <text:span text:style-name="T8">bit(s) set</text:span></text:p>
          </table:table-cell>
          <table:table-cell table:style-name="Table2.A2" office:value-type="string">
            <text:p text:style-name="P15">Carry/<text:span text:style-name="T9">M</text:span> Control</text:p>
            <text:p text:style-name="P16">00: Forced on</text:p>
            <text:p text:style-name="P16">01: Forced off</text:p>
            <text:p text:style-name="P16">10: Looped</text:p>
            <text:p text:style-name="P16">11: M mode</text:p>
          </table:table-cell>
          <table:table-cell table:style-name="Table2.A2" office:value-type="string">
            <text:p text:style-name="P14">S3</text:p>
          </table:table-cell>
          <table:table-cell table:style-name="Table2.A2" office:value-type="string">
            <text:p text:style-name="P14">S2</text:p>
          </table:table-cell>
          <table:table-cell table:style-name="Table2.A2" office:value-type="string">
            <text:p text:style-name="P14">S1</text:p>
          </table:table-cell>
          <table:table-cell table:style-name="Table2.G2" office:value-type="string">
            <text:p text:style-name="P14">S0</text:p>
          </table:table-cell>
        </table:table-row>
      </table:table>
      <text:p text:style-name="P17"/>
      <text:p text:style-name="P18">Carry flag is latched on ALU result load, allowing carry input on subsequent operations in loop mod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IBM Plex Sans Devanagari" svg:font-family="'IBM Plex Sans Devanagari'" style:font-family-generic="swiss"/>
    <style:font-face style:name="IBM Plex Sans Devanagari1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IBM Plex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IBM Plex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IBM Plex Sans Devanagari1" style:font-family-complex="'IBM Plex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IBM Plex Sans Devanagari" style:font-family-complex="'IBM Plex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IBM Plex Sans Devanagari" style:font-family-complex="'IBM Plex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IBM Plex Sans Devanagari" style:font-family-complex="'IBM Plex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Default_20_Paragraph_20_Font" style:display-name="Default Paragraph Font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8T02:24:19.943399964</meta:creation-date>
    <dc:date>2025-12-08T06:13:19.622677737</dc:date>
    <meta:editing-duration>PT32M51S</meta:editing-duration>
    <meta:editing-cycles>27</meta:editing-cycles>
    <meta:generator>LibreOffice/25.8.3.2$Linux_X86_64 LibreOffice_project/580$Build-2</meta:generator>
    <meta:document-statistic meta:table-count="2" meta:image-count="0" meta:object-count="0" meta:page-count="1" meta:paragraph-count="56" meta:word-count="157" meta:character-count="849" meta:non-whitespace-character-count="748"/>
    <meta:user-defined meta:name="AppVersion">16.0000</meta:user-defined>
  </office:meta>
</office:document-meta>
</file>